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custom-shape svg:x="1.27in" svg:y="1.22in" svg:width="11.06in" svg:height="4.62in" draw:id="id63" draw:style-name="a383" draw:name="Rectangle 4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in" svg:y="1.66in" svg:width="7.73in" svg:height="0.44in" draw:id="id64" draw:style-name="a387" draw:name="Rectangle 5">
          <svg:title/>
          <svg:desc/>
          <text:p text:style-name="a386" text:class-names="" text:cond-style-name=""><text:span text:style-name="a384" text:class-names="">Logo</text:span><text:span text:style-name="a3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Alhassane BA</meta:initial-creator>
    <dc:creator>Alhassane BA</dc:creator>
    <meta:creation-date>2024-09-04T21:07:18Z</meta:creation-date>
    <dc:date>2024-09-04T21:10:18Z</dc:date>
    <meta:editing-cycles>1</meta:editing-cycles>
    <meta:editing-duration>PT180S</meta:editing-duration>
    <meta:document-statistic meta:paragraph-count="1" meta:word-count="1"/>
  </office:meta>
</office:document-meta>
</file>